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a1" style:family="table">
      <style:table-properties style:width="18cm" table:align="margins"/>
    </style:style>
    <style:style style:name="Tabla1.A" style:family="table-column">
      <style:table-column-properties style:column-width="2.57cm" style:rel-column-width="9356*"/>
    </style:style>
    <style:style style:name="Tabla1.B" style:family="table-column">
      <style:table-column-properties style:column-width="2.572cm" style:rel-column-width="9363*"/>
    </style:style>
    <style:style style:name="Tabla1.F" style:family="table-column">
      <style:table-column-properties style:column-width="2.623cm" style:rel-column-width="9549*"/>
    </style:style>
    <style:style style:name="Tabla1.G" style:family="table-column">
      <style:table-column-properties style:column-width="2.522cm" style:rel-column-width="9185*"/>
    </style:style>
    <style:style style:name="Tabla1.A1" style:family="table-cell">
      <style:table-cell-properties style:vertical-align="middle" fo:background-color="#00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G1" style:family="table-cell">
      <style:table-cell-properties style:vertical-align="middle" fo:background-color="#000000" fo:padding="0.097cm" fo:border="0.002cm solid #000000">
        <style:background-image/>
      </style:table-cell-properties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>
        <style:tab-stops/>
      </style:paragraph-properties>
    </style:style>
    <style:style style:name="P6" style:family="paragraph" style:parent-style-name="Table_20_Contents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7" style:family="paragraph" style:parent-style-name="Table_20_Contents">
      <style:paragraph-properties fo:margin-left="-0.15cm" fo:margin-right="0.009cm" fo:text-align="start" style:justify-single-word="false" fo:text-indent="0cm" style:auto-text-indent="true">
        <style:tab-stops/>
      </style:paragraph-properties>
    </style:style>
    <style:style style:name="P8" style:family="paragraph" style:parent-style-name="Table_20_Contents">
      <style:paragraph-properties fo:margin-left="-0.071cm" fo:margin-right="0.009cm" fo:text-align="start" style:justify-single-word="false" fo:text-indent="0cm" style:auto-text-indent="true">
        <style:tab-stops/>
      </style:paragraph-properties>
    </style:style>
    <style:style style:name="P9" style:family="paragraph" style:parent-style-name="Text_20_body">
      <style:paragraph-properties fo:line-height="150%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Footer">
      <style:paragraph-properties fo:text-align="end" style:justify-single-word="false"/>
    </style:style>
    <style:style style:name="P13" style:family="paragraph" style:parent-style-name="Text_20_body" style:list-style-name="L2"/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3">
      <style:text-properties fo:font-weight="normal" style:font-weight-asian="normal" style:font-weight-complex="normal"/>
    </style:style>
    <style:style style:name="P16" style:family="paragraph" style:parent-style-name="Text_20_body" style:list-style-name="L5">
      <style:text-properties fo:font-weight="normal" style:font-weight-asian="normal" style:font-weight-complex="normal"/>
    </style:style>
    <style:style style:name="P17" style:family="paragraph" style:parent-style-name="Text_20_body" style:list-style-name="L4"/>
    <style:style style:name="P18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9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21" style:family="paragraph" style:parent-style-name="Standard">
      <style:text-properties style:font-name="Times2" fo:font-size="14pt" style:font-size-asian="14pt" style:font-size-complex="14pt"/>
    </style:style>
    <style:style style:name="P22" style:family="paragraph" style:parent-style-name="Standard" style:list-style-name="L1">
      <style:text-properties style:font-name="Times2" fo:font-size="14pt" style:font-size-asian="14pt" style:font-size-complex="14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24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Universidad Tecnológica Nacional.</text:p>
      <text:p text:style-name="P3">Facultad Regional Córdoba.</text:p>
      <text:p text:style-name="P4"/>
      <text:p text:style-name="P4"/>
      <text:list xml:id="list785251425" text:style-name="L1">
        <text:list-header>
          <text:p text:style-name="P19">Cátedra de Métricas de Software.</text:p>
          <text:p text:style-name="P22"/>
        </text:list-header>
      </text:list>
      <text:p text:style-name="P2"/>
      <text:p text:style-name="P2"/>
      <text:list xml:id="list1162045872" text:continue-numbering="true" text:style-name="L1">
        <text:list-item>
          <text:p text:style-name="P20">Entrega: </text:p>
          <text:list>
            <text:list-item>
              <text:p text:style-name="P22">Plan de Métricas.</text:p>
              <text:p text:style-name="P22"/>
            </text:list-item>
          </text:list>
        </text:list-item>
      </text:list>
      <text:p text:style-name="P2"/>
      <text:p text:style-name="P2"/>
      <text:list xml:id="list808882097" text:continue-numbering="true" text:style-name="L1">
        <text:list-item>
          <text:p text:style-name="P20">Curso: </text:p>
          <text:list>
            <text:list-item>
              <text:p text:style-name="P22"><text:s text:c="2"/>5k4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6752734" text:continue-numbering="true" text:style-name="L1">
        <text:list-item>
          <text:p text:style-name="P22"><text:span text:style-name="T1">Grupo 2:</text:span> </text:p>
          <text:list>
            <text:list-item>
              <text:p text:style-name="P22">Cabral, Juan B. - 40.842 </text:p>
            </text:list-item>
            <text:list-item>
              <text:p text:style-name="P23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034061938" text:continue-numbering="true" text:style-name="L1">
        <text:list-header>
          <text:p text:style-name="P24">Lunes 27 de abril de 2009</text:p>
        </text:list-header>
      </text:list>
      <text:h text:style-name="P11" text:outline-level="1">Plan de Métricas</text:h>
      <text:h text:style-name="Heading_20_2" text:outline-level="2">Tabla:</text:h>
      <table:table table:name="Tabla1" table:style-name="Tabla1">
        <table:table-column table:style-name="Tabla1.A"/>
        <table:table-column table:style-name="Tabla1.B" table:number-columns-repeated="2"/>
        <table:table-column table:style-name="Tabla1.A"/>
        <table:table-column table:style-name="Tabla1.B"/>
        <table:table-column table:style-name="Tabla1.F"/>
        <table:table-column table:style-name="Tabla1.G"/>
        <table:table-row>
          <table:table-cell table:style-name="Tabla1.A1" office:value-type="string">
            <text:p text:style-name="P6">Métrica</text:p>
          </table:table-cell>
          <table:table-cell table:style-name="Tabla1.A1" office:value-type="string">
            <text:p text:style-name="P6">Definición</text:p>
          </table:table-cell>
          <table:table-cell table:style-name="Tabla1.A1" office:value-type="string">
            <text:p text:style-name="P6">Fuente y Ubicación</text:p>
          </table:table-cell>
          <table:table-cell table:style-name="Tabla1.A1" office:value-type="string">
            <text:p text:style-name="P6">¿Quien La Va a Recolectar?</text:p>
          </table:table-cell>
          <table:table-cell table:style-name="Tabla1.A1" office:value-type="string">
            <text:p text:style-name="P6">¿Cuando la Va a Recolectar?</text:p>
          </table:table-cell>
          <table:table-cell table:style-name="Tabla1.A1" office:value-type="string">
            <text:p text:style-name="P6">¿Como la va a recolectar?</text:p>
          </table:table-cell>
          <table:table-cell table:style-name="Tabla1.G1" office:value-type="string">
            <text:p text:style-name="P6">Datos Adicionales a Recolectar.</text:p>
          </table:table-cell>
        </table:table-row>
        <table:table-row>
          <table:table-cell table:style-name="Tabla1.A2" office:value-type="string">
            <text:p text:style-name="P7">Benchmarking.</text:p>
          </table:table-cell>
          <table:table-cell table:style-name="Tabla1.A2" office:value-type="string">
            <text:p text:style-name="P5">Incluye medidas de benchmarking en sobrecargando la entrada.</text:p>
          </table:table-cell>
          <table:table-cell table:style-name="Tabla1.A2" office:value-type="string">
            <text:p text:style-name="P5">XML con métricas del modulo.</text:p>
          </table:table-cell>
          <table:table-cell table:style-name="Tabla1.A2" office:value-type="string">
            <text:p text:style-name="P5">Tester.</text:p>
          </table:table-cell>
          <table:table-cell table:style-name="Tabla1.A2" office:value-type="string">
            <text:p text:style-name="P5">Durante el test unitario del modulo.</text:p>
          </table:table-cell>
          <table:table-cell table:style-name="Tabla1.A2" office:value-type="string">
            <text:p text:style-name="P5">Se auto genera un xml con los valores obtenidos</text:p>
          </table:table-cell>
          <table:table-cell table:style-name="Tabla1.G2" office:value-type="string">
            <text:p text:style-name="P5">N/A</text:p>
          </table:table-cell>
        </table:table-row>
        <table:table-row>
          <table:table-cell table:style-name="Tabla1.A2" office:value-type="string">
            <text:p text:style-name="P8">Complejidad Ciclomática.</text:p>
          </table:table-cell>
          <table:table-cell table:style-name="Tabla1.A2" office:value-type="string">
            <text:p text:style-name="P5">Cantidad de las bifurcaciones (if/elif/else, while, do, for, switch) + 1</text:p>
          </table:table-cell>
          <table:table-cell table:style-name="Tabla1.A2" office:value-type="string">
            <text:p text:style-name="P5">XML con métricas del modulo.</text:p>
          </table:table-cell>
          <table:table-cell table:style-name="Tabla1.A2" office:value-type="string">
            <text:p text:style-name="P5">Tester.</text:p>
          </table:table-cell>
          <table:table-cell table:style-name="Tabla1.A2" office:value-type="string">
            <text:p text:style-name="P5">Durante el test unitario.</text:p>
          </table:table-cell>
          <table:table-cell table:style-name="Tabla1.A2" office:value-type="string">
            <text:p text:style-name="P5">Con un inspector de código que cuenta las bifurcaciones y las almacena en un xml.</text:p>
          </table:table-cell>
          <table:table-cell table:style-name="Tabla1.G2" office:value-type="string">
            <text:p text:style-name="P5">N/A</text:p>
          </table:table-cell>
        </table:table-row>
        <table:table-row>
          <table:table-cell table:style-name="Tabla1.A2" office:value-type="string">
            <text:p text:style-name="P8">Promedio de Cohesión Funcional.</text:p>
          </table:table-cell>
          <table:table-cell table:style-name="Tabla1.A2" office:value-type="string">
            <text:p text:style-name="P5">Cantidad de llamadas fuera del modulo.</text:p>
          </table:table-cell>
          <table:table-cell table:style-name="Tabla1.A2" office:value-type="string">
            <text:p text:style-name="P5">Plantilla con registro de la inspección.</text:p>
          </table:table-cell>
          <table:table-cell table:style-name="Tabla1.A2" office:value-type="string">
            <text:p text:style-name="P5">Moderador de inspección.</text:p>
          </table:table-cell>
          <table:table-cell table:style-name="Tabla1.A2" office:value-type="string">
            <text:p text:style-name="P5">Durante la inspección y al verificar los xml de complejidad ciclomatica y benchmarking</text:p>
          </table:table-cell>
          <table:table-cell table:style-name="Tabla1.A2" office:value-type="string">
            <text:p text:style-name="P5">Ingreso de valores individualmente en una planilla.</text:p>
          </table:table-cell>
          <table:table-cell table:style-name="Tabla1.G2" office:value-type="string">
            <text:p text:style-name="P5">N/A</text:p>
          </table:table-cell>
        </table:table-row>
      </table:table>
      <text:p text:style-name="Text_20_body"/>
      <text:h text:style-name="Heading_20_2" text:outline-level="2">Contexto:</text:h>
      <text:h text:style-name="Heading_20_3" text:outline-level="3">Introducción.</text:h>
      <text:p text:style-name="P9">En el proyecto “SteamEnd” (videojuego online) existe un cuello de botella: <text:s/>el algoritmo que simula las batallas.</text:p>
      <text:p text:style-name="P9">Este Algoritmo <text:s/>fue diseñado para ser simple y operar con pocas estructuras de datos complejas, pero aun así puede generar un considerable esfuerzo al servidor y tiempos de espera inaceptables si deben ejecutarse muchas batallas al mismo tiempo.</text:p>
      <text:p text:style-name="P9">El lenguaje de implementación del algoritmo es python, por lo tanto la unidad de evaluación es el modulo (archivo .py)</text:p>
      <text:p text:style-name="P9">Se plantean las siguientes métricas para medir la eficiencia del algoritmo y no agregar complejidad al diseño y al código.</text:p>
      <text:p text:style-name="P9"/>
      <text:h text:style-name="Heading_20_3" text:outline-level="3"><text:soft-page-break/>Métricas.</text:h>
      <text:h text:style-name="Heading_20_4" text:outline-level="4" text:restart-numbering="true" text:start-value="-1">Benchmarking.</text:h>
      <text:p text:style-name="Text_20_body"/>
      <text:p text:style-name="P10">Motivo:</text:p>
      <text:list xml:id="list1198113678" text:style-name="L2">
        <text:list-item>
          <text:p text:style-name="P13">El benchmarking de eficiencia es dependiente de los datos de entrada.</text:p>
        </text:list-item>
        <text:list-item>
          <text:p text:style-name="P13">Dada la naturaleza del contexto es útil para ver al algoritmo procesando gran cantidad de datos.</text:p>
        </text:list-item>
      </text:list>
      <text:p text:style-name="Text_20_body"/>
      <text:p text:style-name="P10">Detalles:</text:p>
      <text:list xml:id="list2057237564" text:style-name="L3">
        <text:list-item>
          <text:p text:style-name="P15">El tester solo correrá los test unitarios.</text:p>
        </text:list-item>
        <text:list-item>
          <text:p text:style-name="P15">El algoritmo de testing unitario autogenera un XML con los tiempos obtenidos en cada test.</text:p>
        </text:list-item>
        <text:list-item>
          <text:p text:style-name="P15">Pasos del Algoritmo de recolección de datos:</text:p>
        </text:list-item>
      </text:list>
      <text:list xml:id="list2150382227" text:style-name="L4">
        <text:list-item>
          <text:list>
            <text:list-item>
              <text:p text:style-name="P17">Se generara una gran cantidad de datos para simular una batalla de proporciones exageradas.</text:p>
            </text:list-item>
            <text:list-item>
              <text:p text:style-name="P17">Se tomara el el tiempo de inicio de la ejecución.</text:p>
            </text:list-item>
            <text:list-item>
              <text:p text:style-name="P17">Al finalizar el algoritmo se tomara el tiempo de finalización.</text:p>
            </text:list-item>
            <text:list-item>
              <text:p text:style-name="P17">Se almacenara en un xml identificando el algoritmo testado la diferencia entre tiempo final y tiempo inicial en mili segundos.</text:p>
            </text:list-item>
          </text:list>
        </text:list-item>
      </text:list>
      <text:h text:style-name="Heading_20_4" text:outline-level="4">Complejidad Ciclomática.</text:h>
      <text:p text:style-name="Text_20_body"/>
      <text:p text:style-name="P10">Motivo:</text:p>
      <text:list xml:id="list1283655811" text:continue-list="list1198113678" text:style-name="L2">
        <text:list-item>
          <text:p text:style-name="P13">Cuenta la cantidad de bifurcaciones.</text:p>
        </text:list-item>
        <text:list-item>
          <text:p text:style-name="P13">Un algoritmo con muchas bifurcaciones es mas difícil de mantener y entender.</text:p>
        </text:list-item>
      </text:list>
      <text:p text:style-name="Text_20_body"><text:soft-page-break/></text:p>
      <text:p text:style-name="P10">Detalles:</text:p>
      <text:list xml:id="list968841025" text:continue-list="list2057237564" text:style-name="L3">
        <text:list-item>
          <text:p text:style-name="P15">El tester solo correrá los test unitarios.</text:p>
        </text:list-item>
        <text:list-item>
          <text:p text:style-name="P15">El algoritmo de testing unitario auto generará un XML con la cantidad de bifurcaciones encontradas.</text:p>
        </text:list-item>
        <text:list-item>
          <text:p text:style-name="P15">Pasos del algoritmo de recolección de bifurcaciones:</text:p>
          <text:list>
            <text:list-item>
              <text:p text:style-name="P15">Se leerá el código de principio a fin.</text:p>
            </text:list-item>
            <text:list-item>
              <text:p text:style-name="P15">Se incrementara un contador por modulo cada vez que se encuentre alguna se las siguientes instrucciones: “if”, “elif”, “else”, “for “ y <text:s/>“while”</text:p>
            </text:list-item>
            <text:list-item>
              <text:p text:style-name="P15">Al finalizar el testeo se almacenara estos contadores en un xml con todos los valores de cada.</text:p>
            </text:list-item>
          </text:list>
        </text:list-item>
      </text:list>
      <text:p text:style-name="P14"/>
      <text:h text:style-name="Heading_20_4" text:outline-level="4"><text:soft-page-break/>Promedio de Cohesión Funcional.</text:h>
      <text:p text:style-name="Text_20_body"/>
      <text:p text:style-name="P10">Motivo:</text:p>
      <text:list xml:id="list1310015326" text:continue-list="list1283655811" text:style-name="L2">
        <text:list-item>
          <text:p text:style-name="P13">Cuenta las llamadas fuera del modulo.</text:p>
        </text:list-item>
        <text:list-item>
          <text:p text:style-name="P13">Se considera llamada a la instanciacion o uso de objetos fuera del ámbito local del modulo.</text:p>
        </text:list-item>
      </text:list>
      <text:p text:style-name="Text_20_body"/>
      <text:p text:style-name="P10">Detalles:</text:p>
      <text:list xml:id="list709545607" text:style-name="L5">
        <text:list-item>
          <text:p text:style-name="P16">El inspector de los logs de las métricas tomadas debe contar en cada modulo cuantas llamadas ocurren a elementos fuera del ámbito del mismo y asentarlo en una plantilla histórica.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start-value="2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8cm" table:align="margins"/>
    </style:style>
    <style:style style:name="Tabla2.A" style:family="table-column">
      <style:table-column-properties style:column-width="18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<text:title>Plan de Métricas</text:title>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5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initial-creator>Juan Cabral</meta:initial-creator>
    <meta:creation-date>2007-07-26T13:02:30</meta:creation-date>
    <dc:date>2009-04-26T15:38:44</dc:date>
    <dc:language>es-AR</dc:language>
    <meta:editing-cycles>121</meta:editing-cycles>
    <meta:editing-duration>PT16H51M03S</meta:editing-duration>
    <dc:subject>Plan de Métricas</dc:subject>
    <dc:title>Plan de Métricas</dc:title>
    <meta:document-statistic meta:table-count="2" meta:image-count="0" meta:object-count="0" meta:page-count="5" meta:paragraph-count="79" meta:word-count="598" meta:character-count="3501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